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>
      <style:paragraph-properties fo:margin-left="1.251cm" fo:margin-right="0cm" fo:text-indent="0cm" style:auto-text-indent="false"/>
    </style:style>
    <style:style style:name="P12" style:family="paragraph" style:parent-style-name="Standard">
      <style:text-properties officeooo:rsid="00044801" officeooo:paragraph-rsid="00044801"/>
    </style:style>
    <style:style style:name="T1" style:family="text">
      <style:text-properties officeooo:rsid="000641f2"/>
    </style:style>
    <style:style style:name="T2" style:family="text">
      <style:text-properties officeooo:rsid="0007eccf"/>
    </style:style>
    <style:style style:name="T3" style:family="text">
      <style:text-properties officeooo:rsid="0009d509"/>
    </style:style>
    <style:style style:name="T4" style:family="text">
      <style:text-properties officeooo:rsid="000ac003"/>
    </style:style>
    <style:style style:name="T5" style:family="text">
      <style:text-properties officeooo:rsid="000b5d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en Gobierno</text:p>
      <text:h text:style-name="Heading_20_1" text:outline-level="1">Bienvenida (inauguración)</text:h>
      <text:p text:style-name="P12">Bienvenida de parte del <text:span text:style-name="T1">A</text:span>rq. <text:span text:style-name="T1">R</text:span>afael <text:span text:style-name="T1">Pé</text:span>rez <text:span text:style-name="T1">F</text:span>ern<text:span text:style-name="T1">á</text:span>ndez. explicación de las dinámicas del taller.</text:p>
      <text:h text:style-name="Heading_20_1" text:outline-level="1">Introducción – presentación de resultados del taller 1 y explicación de la dinámica</text:h>
      <text:p text:style-name="P12">Introducción por <text:span text:style-name="T1">L</text:span>ic. <text:span text:style-name="T1">R</text:span>odrigo <text:span text:style-name="T1">G</text:span>onz<text:span text:style-name="T1">á</text:span>lez morales. explicación de los resultados del taller anterior. presentación de los indicadores y futuros tendenciales de cada uno de los problemas de cada temática.</text:p>
      <text:h text:style-name="Heading_20_1" text:outline-level="1">Ejercicio de construcción de la visión – futuro deseable</text:h>
      <text:p text:style-name="Text_20_body">Francisco <text:span text:style-name="T1">A</text:span>dame: <text:span text:style-name="T1">explicación</text:span> de la dinámica y formatos. explicación de cada problema de la mesa temática.</text:p>
      <text:p text:style-name="Text_20_body">1. <text:span text:style-name="T1">F</text:span>alta de un marco jurídico metropolitano</text:p>
      <text:list xml:id="list1500868400902898092" text:style-name="L1">
        <text:list-item>
          <text:p text:style-name="P1">Mery <text:span text:style-name="T1">A</text:span>yup: marco jurídico, moderno, y coincidente. <text:span text:style-name="T1">Respeto a</text:span> la autonomía de cada <text:span text:style-name="T1">municipio</text:span>, <text:span text:style-name="T1">con</text:span> una visión regionalista. marco homogéneo metropolitano, respetando la autonomía de cada municipio.</text:p>
        </text:list-item>
        <text:list-item>
          <text:p text:style-name="P1">Coordinación estrecha. participación ciudadana activa en la reglamentación.</text:p>
        </text:list-item>
        <text:list-item>
          <text:p text:style-name="P1">Karla vargas encina: incluyente, tomar en cuenta las <text:span text:style-name="T1">vías</text:span> de acceso en las diferentes zonas de la laguna.</text:p>
        </text:list-item>
        <text:list-item>
          <text:p text:style-name="P1">Amado <text:span text:style-name="T1">Rodríguez</text:span>: equitativo.</text:p>
        </text:list-item>
        <text:list-item>
          <text:p text:style-name="P1">Alejandro <text:span text:style-name="T1">Martínez</text:span>: que se rija.</text:p>
        </text:list-item>
        <text:list-item>
          <text:p text:style-name="P1">Isabel <text:span text:style-name="T1">S</text:span>aldaña: autonomía en toma de <text:span text:style-name="T1">decisiones.</text:span> mando en la laguna.</text:p>
        </text:list-item>
        <text:list-item>
          <text:p text:style-name="P1">Gerardo <text:span text:style-name="T1">M</text:span>artín: reglamento metropolitano de convivencia de los ciudadanos.</text:p>
        </text:list-item>
        <text:list-item>
          <text:p text:style-name="P1">Federico <text:span text:style-name="T1">R</text:span>amos <text:span text:style-name="T1">S</text:span>alas: concisa. mecanismos de toma de <text:span text:style-name="T1">decisiones.</text:span> nuevo cabildo metropolitano. no responda a una planilla. <text:span text:style-name="T2">C</text:span>iudadanos metropolitanos electos por la gente de acuerdo a una demarcación de barrios. <text:span text:style-name="T2">C</text:span>ity manager.</text:p>
        </text:list-item>
      </text:list>
      <text:p text:style-name="Text_20_body">2. <text:span text:style-name="T1">F</text:span>alta de planeación a largo plazo</text:p>
      <text:list xml:id="list5970496728468617868" text:style-name="L2">
        <text:list-item>
          <text:p text:style-name="P2">Implan <text:span text:style-name="T2">M</text:span>etropolitano: funcionarios calificados con perfiles adecuados a su puesto.</text:p>
        </text:list-item>
        <text:list-item>
          <text:p text:style-name="P2">Plan estratégico metropolitano: tenga metas por sectores.</text:p>
        </text:list-item>
        <text:list-item>
          <text:p text:style-name="P2">Participación ciudadana. <text:span text:style-name="T2">N</text:span>o tener intereses hacia partidos. <text:span text:style-name="T2">C</text:span>iudadanos apartidistas.</text:p>
        </text:list-item>
        <text:list-item>
          <text:p text:style-name="P2">Federico <text:span text:style-name="T2">R</text:span>amos: no está de acuerdo en hacer un instituto metropolitano aparte del <text:span text:style-name="T2">IMPLAN</text:span>. que haya un cabildo ciudadano regido por demarcaciones.</text:p>
        </text:list-item>
        <text:list-item>
          <text:p text:style-name="P2"><text:soft-page-break/>Difusión. colaboración. <text:span text:style-name="T2">S</text:span>ocialización del plan.</text:p>
        </text:list-item>
      </text:list>
      <text:p text:style-name="Text_20_body">3. <text:span text:style-name="T1">N</text:span>o hay mecanismos eficientes de <text:span text:style-name="T2">participación</text:span> ciudadana.</text:p>
      <text:list xml:id="list3925893805543511447" text:style-name="L3">
        <text:list-item>
          <text:p text:style-name="P3">No existe <text:span text:style-name="T2">participación</text:span> porque no son incluyentes con grupos de jóvenes. alumnado <text:span text:style-name="T2">estudiantes</text:span> m<text:span text:style-name="T3">á</text:span>s <text:span text:style-name="T2">incluidos</text:span> y participando.</text:p>
        </text:list-item>
        <text:list-item>
          <text:p text:style-name="P3">Comenzar por la educación primaria. las personas son apolíticas y <text:span text:style-name="T2">apáticas.</text:span> educar desde la educación primaria para ser participativo.</text:p>
        </text:list-item>
        <text:list-item>
          <text:p text:style-name="P3">Selectivos en programas por ámbitos. no abarcar todo.</text:p>
        </text:list-item>
        <text:list-item>
          <text:p text:style-name="P3">Participativa y propositiva.</text:p>
        </text:list-item>
        <text:list-item>
          <text:p text:style-name="P3">Consejos deben ser autónomos y no <text:span text:style-name="T2">depender</text:span> del gobierno.</text:p>
        </text:list-item>
        <text:list-item>
          <text:p text:style-name="P3">Participación ciudadana es eficiente cuando la <text:span text:style-name="T2">ciudadanía</text:span> sienta que sus intereses están representados.</text:p>
        </text:list-item>
      </text:list>
      <text:p text:style-name="Text_20_body">4. <text:span text:style-name="T1">S</text:span>ervicio civil de carrera</text:p>
      <text:list xml:id="list993528460668552692" text:style-name="L4">
        <text:list-item>
          <text:p text:style-name="P4">Mismos requisitos. evaluación y capacitación constante.</text:p>
        </text:list-item>
        <text:list-item>
          <text:p text:style-name="P4">Instalar departamentos de servicio <text:span text:style-name="T3">civil</text:span> de carrera en unias.</text:p>
        </text:list-item>
        <text:list-item>
          <text:p text:style-name="P4">Evaluación <text:span text:style-name="T3">continua.</text:span></text:p>
        </text:list-item>
        <text:list-item>
          <text:p text:style-name="P4">De la mano con la educación fomento al orgullo nacio</text:p>
        </text:list-item>
        <text:list-item>
          <text:p text:style-name="P4"><text:span text:style-name="T3">Certificación</text:span> de los servidores públicos. <text:span text:style-name="T3">E</text:span>valuados y medidos.</text:p>
        </text:list-item>
        <text:list-item>
          <text:p text:style-name="P4">Permanencia sin importar partidos. <text:span text:style-name="T3">P</text:span>rofesionalización.</text:p>
        </text:list-item>
        <text:list-item>
          <text:p text:style-name="P4"><text:span text:style-name="T3">Certificación</text:span> <text:span text:style-name="T3">homogénea.</text:span></text:p>
        </text:list-item>
        <text:list-item>
          <text:p text:style-name="P4"><text:span text:style-name="T3">Certificación</text:span> con resultado públicos.</text:p>
        </text:list-item>
      </text:list>
      <text:p text:style-name="Text_20_body">5. <text:span text:style-name="T1">T</text:span>ransparencia</text:p>
      <text:list xml:id="list8659134171529748965" text:style-name="L5">
        <text:list-item>
          <text:p text:style-name="P5">Datos abiertos en medios digitales. mecanismos más eficientes y flexibles que propicien tansarencia y rendición de cuentas. Agilidad.</text:p>
        </text:list-item>
        <text:list-item>
          <text:p text:style-name="P5"><text:span text:style-name="T3">Concientizar</text:span> a los servidores públicos. o bajo sanción.</text:p>
        </text:list-item>
        <text:list-item>
          <text:p text:style-name="P5">Que en 25 años las personas que <text:span text:style-name="T3">estén</text:span> en los institutos, sean realmente objetivas. que se muestre lo real y no lo que se quiere mostrar.</text:p>
        </text:list-item>
        <text:list-item>
          <text:p text:style-name="P5">El <text:span text:style-name="T4">ICAI</text:span> carece de la autoridad para <text:span text:style-name="T3">administrar</text:span> la información, que tenga herramienta “gestionar” la información.</text:p>
        </text:list-item>
        <text:list-item>
          <text:p text:style-name="P5">Comenzar con evaluación de proyectos.</text:p>
        </text:list-item>
        <text:list-item>
          <text:p text:style-name="P5">Observatorio ciudadano. <text:span text:style-name="T4">S</text:span>ea regido por un cabildo <text:span text:style-name="T3">ciudadano</text:span>, en sinergia con gobierno; trabajo conjunto.</text:p>
        </text:list-item>
        <text:list-item>
          <text:p text:style-name="P5"><text:soft-page-break/>Mecanismo para un cabildo ciudadano y no partidista. que haya difusión y proceso de socialización para la <text:span text:style-name="T3">información</text:span> de transparencia en portales.</text:p>
        </text:list-item>
        <text:list-item>
          <text:p text:style-name="P5">Indicadores más relevantes sobre la planeación estratégica.</text:p>
        </text:list-item>
        <text:list-item>
          <text:p text:style-name="P5">Agilizar las solicitudes de información de transparencia.</text:p>
        </text:list-item>
        <text:list-item>
          <text:p text:style-name="P5">Que todas las sesiones de cabildo sean públicas (existe pero falta promoción).</text:p>
        </text:list-item>
        <text:list-item>
          <text:p text:style-name="P5">Supervisión y aplicación de sanciones. órgano revisor que se cumpla la ley de transparencia.</text:p>
        </text:list-item>
        <text:list-item>
          <text:p text:style-name="P5">Federico <text:span text:style-name="T3">R</text:span>amos: cabildo ciudadano electo, apartidista, reelegible. <text:span text:style-name="T4">E</text:span>l acceso a la información “es como un truco”. <text:span text:style-name="T4">R</text:span>egidores ciudadanos por.</text:p>
        </text:list-item>
        <text:list-item>
          <text:p text:style-name="P5">Barrio/colonias para tener verdadera representación.</text:p>
        </text:list-item>
        <text:list-item>
          <text:p text:style-name="P5">Segunda vuelta de visiones.</text:p>
        </text:list-item>
        <text:list-item>
          <text:p text:style-name="P5">Consejo ciudadano. mecanismos. difusión de la transparencia.</text:p>
        </text:list-item>
        <text:list-item>
          <text:p text:style-name="P5">Medios de comunicación autónomos y objetivos.</text:p>
        </text:list-item>
        <text:list-item>
          <text:p text:style-name="P5">Rafael <text:span text:style-name="T3">Pé</text:span>rez <text:span text:style-name="T3">He</text:span>rn<text:span text:style-name="T3">á</text:span>ndez: <text:span text:style-name="T3">I</text:span>mpor<text:span text:style-name="T3">t</text:span>ancia de la participación ciudadana en la planeación y ejecución de los planes estratégicos. <text:span text:style-name="T3">O</text:span>bservatorios urbanos y ciudadanos.</text:p>
        </text:list-item>
        <text:list-item>
          <text:p text:style-name="P5">Reglamentación.</text:p>
        </text:list-item>
      </text:list>
      <text:h text:style-name="Heading_20_1" text:outline-level="1">Ronda para enriquecer la visión – intermesas</text:h>
      <text:h text:style-name="Heading_20_1" text:outline-level="1">Integración de la visión</text:h>
      <text:p text:style-name="P12"/>
      <text:p text:style-name="P6">Grupo a</text:p>
      <text:p text:style-name="P11">Problema 4</text:p>
      <text:list xml:id="list2423792599563287547" text:style-name="L6">
        <text:list-item>
          <text:p text:style-name="P7">Capacitación profesional de servicios públicos.</text:p>
        </text:list-item>
        <text:list-item>
          <text:p text:style-name="P7">Evaluación de puestos y <text:span text:style-name="T5">profesionalización</text:span>.</text:p>
        </text:list-item>
        <text:list-item>
          <text:p text:style-name="P7">Evaluación constante a servidores públicos para acceder a <text:span text:style-name="T4">ascensos.</text:span></text:p>
        </text:list-item>
        <text:list-item>
          <text:p text:style-name="P7">Funcionarios capacitados y perfil de carrera.</text:p>
        </text:list-item>
        <text:list-item>
          <text:p text:style-name="P7">Profesionales en su área.</text:p>
        </text:list-item>
      </text:list>
      <text:p text:style-name="P11">Problema 5</text:p>
      <text:list xml:id="list8310570399514450561" text:style-name="L7">
        <text:list-item>
          <text:p text:style-name="P8">Datos abiertos.</text:p>
        </text:list-item>
        <text:list-item>
          <text:p text:style-name="P8">Organismo autónomo político.</text:p>
        </text:list-item>
        <text:list-item>
          <text:p text:style-name="P8"><text:soft-page-break/>Información completa.</text:p>
        </text:list-item>
        <text:list-item>
          <text:p text:style-name="P8">No solo sean formatos, sino como se da cumplimiento.</text:p>
        </text:list-item>
        <text:list-item>
          <text:p text:style-name="P8">Actualizaciónes a la hora.</text:p>
        </text:list-item>
        <text:list-item>
          <text:p text:style-name="P8">Organismo autónomo político con autoridad para exigir a las instituciones que cumplan con su función.</text:p>
        </text:list-item>
        <text:list-item>
          <text:p text:style-name="P8">Todo instituto creado y presupuestado se apertura y luego se aplique presupuesto.</text:p>
        </text:list-item>
        <text:list-item>
          <text:p text:style-name="P8">Concecuencias claras e inmediatas al soborno y corrupción.</text:p>
        </text:list-item>
        <text:list-item>
          <text:p text:style-name="P8">Testigos ciudadanos.</text:p>
        </text:list-item>
        <text:list-item>
          <text:p text:style-name="P8">Transparencia y rendición de cuentas</text:p>
        </text:list-item>
      </text:list>
      <text:p text:style-name="P6">Grupo b</text:p>
      <text:p text:style-name="P11">Problema 1</text:p>
      <text:list xml:id="list7769421864630375510" text:style-name="L8">
        <text:list-item>
          <text:p text:style-name="P9">Estado 33.</text:p>
        </text:list-item>
        <text:list-item>
          <text:p text:style-name="P9">Reglamento de construcción aplicado a derechos con personas con discapacidad.</text:p>
        </text:list-item>
        <text:list-item>
          <text:p text:style-name="P9">Coordinación metro en sentido social, y justicia.</text:p>
        </text:list-item>
        <text:list-item>
          <text:p text:style-name="P9">Aplicación correcta del marco jurídico.</text:p>
        </text:list-item>
        <text:list-item>
          <text:p text:style-name="P9">Consejeros ciudadanos en cabildo.</text:p>
        </text:list-item>
        <text:list-item>
          <text:p text:style-name="P9">Estado de la laguna.</text:p>
        </text:list-item>
        <text:list-item>
          <text:p text:style-name="P9">Honestidad en su aplicación.</text:p>
        </text:list-item>
        <text:list-item>
          <text:p text:style-name="P9">Derechos humanos, reglamentación urgente.</text:p>
        </text:list-item>
      </text:list>
      <text:p text:style-name="P11">Problema 2</text:p>
      <text:list xml:id="list154438473838009922" text:style-name="L9">
        <text:list-item>
          <text:p text:style-name="P10"><text:span text:style-name="T5">IMPLAN</text:span> metropolitano.</text:p>
        </text:list-item>
        <text:list-item>
          <text:p text:style-name="P10">Planeación a partir de necesidades básicas.</text:p>
        </text:list-item>
        <text:list-item>
          <text:p text:style-name="P10">Gobierno con planeación participativa.</text:p>
        </text:list-item>
        <text:list-item>
          <text:p text:style-name="P10">Implan bien cimentado y corrupción.</text:p>
        </text:list-item>
        <text:list-item>
          <text:p text:style-name="P10">Medición de resultados, seguimiento y actualización del <text:span text:style-name="T5">IMPLAN</text:span>.</text:p>
        </text:list-item>
        <text:list-item>
          <text:p text:style-name="P10">Falta de ejecución y seguimiento a la planeación.</text:p>
        </text:list-item>
        <text:list-item>
          <text:p text:style-name="P10">Planes que trasciendan a cambios de gobierno.</text:p>
        </text:list-item>
        <text:list-item>
          <text:p text:style-name="P10">Planeación, indicadores a la sociedad.</text:p>
        </text:list-item>
        <text:list-item>
          <text:p text:style-name="P10"><text:soft-page-break/>Rendición de cuentas a la sociedad.</text:p>
        </text:list-item>
        <text:list-item>
          <text:p text:style-name="P10">Implan: cuenta con apoyo del gobierno.</text:p>
        </text:list-item>
        <text:list-item>
          <text:p text:style-name="P10">Implementación eficaz de los planes metro.</text:p>
        </text:list-item>
        <text:list-item>
          <text:p text:style-name="P10">Promoción de participación ciudadana en todos los sectores.</text:p>
        </text:list-item>
        <text:list-item>
          <text:p text:style-name="P10">Pasar de planeación metropolitana a planeación regional con visión a global.</text:p>
        </text:list-item>
        <text:list-item>
          <text:p text:style-name="P10">Retomar visión internacional como era an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4-10-31T12:12:11.290281820</meta:creation-date>
    <dc:date>2014-10-31T12:39:10.414636218</dc:date>
    <dc:creator>Guillermo Valdés Lozano</dc:creator>
    <meta:editing-duration>PT25M50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5" meta:paragraph-count="102" meta:word-count="928" meta:character-count="6133" meta:non-whitespace-character-count="5386"/>
  </office:meta>
</office:document-meta>
</file>